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56" office:value-type="float" office:value="2900">
            <text:p>2900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/>
          <table:table-cell table:style-name="ce2" table:formula="of:=SUM([.B3:.F3])" office:value-type="float" office:value="37300">
            <text:p>37300</text:p>
          </table:table-cell>
          <table:table-cell table:style-name="ce8" table:formula="of:=SUM([.B28:.F28])" office:value-type="float" office:value="1765.29961266803">
            <text:p>1765.299612668</text:p>
          </table:table-cell>
          <table:table-cell office:value-type="string">
            <text:p>Անի Գ․</text:p>
          </table:table-cell>
          <table:table-cell office:value-type="string">
            <text:p>5000+244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1765.29961266803">
            <text:p>1765.299612668</text:p>
          </table:table-cell>
          <table:table-cell office:value-type="string">
            <text:p>Անժելա</text:p>
          </table:table-cell>
          <table:table-cell office:value-type="string">
            <text:p>10000-154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1765.29961266803">
            <text:p>1765.299612668</text:p>
          </table:table-cell>
          <table:table-cell office:value-type="string">
            <text:p>Արմենուհի</text:p>
          </table:table-cell>
          <table:table-cell office:value-type="string">
            <text:p>5000+24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370.56277056277">
            <text:p>1370.5627705628</text:p>
          </table:table-cell>
          <table:table-cell office:value-type="string">
            <text:p>Արեգ</text:p>
          </table:table-cell>
          <table:table-cell table:style-name="Default"/>
          <table:table-cell office:value-type="float" office:value="36000">
            <text:p>36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765.29961266803">
            <text:p>1765.299612668</text:p>
          </table:table-cell>
          <table:table-cell table:style-name="ce43" office:value-type="string">
            <text:p>Մանե</text:p>
          </table:table-cell>
          <table:table-cell office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765.29961266803">
            <text:p>1765.299612668</text:p>
          </table:table-cell>
          <table:table-cell table:style-name="ce43" office:value-type="string">
            <text:p>Նանե</text:p>
          </table:table-cell>
          <table:table-cell office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765.29961266803">
            <text:p>1765.299612668</text:p>
          </table:table-cell>
          <table:table-cell office:value-type="string">
            <text:p>Հասմիկ Դ․</text:p>
          </table:table-cell>
          <table:table-cell office:value-type="float" office:value="1550">
            <text:p>155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1765.29961266803">
            <text:p>1765.299612668</text:p>
          </table:table-cell>
          <table:table-cell table:style-name="ce43" office:value-type="string">
            <text:p>Կարեն</text:p>
          </table:table-cell>
          <table:table-cell table:style-name="Default" office:value-type="string">
            <text:p>10000-5050</text:p>
          </table:table-cell>
          <table:table-cell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A28:.E28])" office:value-type="float" office:value="1765.29961266803">
            <text:p>1765.299612668</text:p>
          </table:table-cell>
          <table:table-cell office:value-type="string">
            <text:p>Ժոզեֆ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106.20870357712">
            <text:p>1106.2087035771</text:p>
          </table:table-cell>
          <table:table-cell table:style-name="ce43" office:value-type="string">
            <text:p>Սարգիս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765.29961266803">
            <text:p>1765.299612668</text:p>
          </table:table-cell>
          <table:table-cell table:style-name="ce43" office:value-type="string">
            <text:p>Գենա</text:p>
          </table:table-cell>
          <table:table-cell office:value-type="string">
            <text:p>6000-5500</text:p>
          </table:table-cell>
          <table:table-cell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table:number-columns-repeated="3"/>
          <table:table-cell table:formula="of:=SUM([.D28:.F28])" office:value-type="float" office:value="1018.18181818182">
            <text:p>1018.1818181818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table:number-columns-repeated="3"/>
          <table:table-cell table:formula="of:=SUM([.C28:.F28])" office:value-type="float" office:value="1370.56277056277">
            <text:p>1370.5627705628</text:p>
          </table:table-cell>
          <table:table-cell office:value-type="string">
            <text:p>Սերյոժ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765.29961266803">
            <text:p>1765.299612668</text:p>
          </table:table-cell>
          <table:table-cell office:value-type="string">
            <text:p>Մհեր</text:p>
          </table:table-cell>
          <table:table-cell office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765.29961266803">
            <text:p>1765.299612668</text:p>
          </table:table-cell>
          <table:table-cell office:value-type="string">
            <text:p>Դավիթ</text:p>
          </table:table-cell>
          <table:table-cell office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office:value-type="string">
            <text:p>10000-46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765.29961266803">
            <text:p>1765.299612668</text:p>
          </table:table-cell>
          <table:table-cell office:value-type="string">
            <text:p>Հրաչ</text:p>
          </table:table-cell>
          <table:table-cell office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765.29961266803">
            <text:p>1765.299612668</text:p>
          </table:table-cell>
          <table:table-cell table:style-name="ce45" office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28];[.C28];[.E28];[.F28])" office:value-type="float" office:value="1106.20870357712">
            <text:p>1106.2087035771</text:p>
          </table:table-cell>
          <table:table-cell office:value-type="string">
            <text:p>Վահ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765.29961266803">
            <text:p>1765.299612668</text:p>
          </table:table-cell>
          <table:table-cell office:value-type="string">
            <text:p>Տաթև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1053.82775119617">
            <text:p>1053.8277511962</text:p>
          </table:table-cell>
          <table:table-cell office:value-type="string">
            <text:p>Մովսես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370.56277056277">
            <text:p>1370.5627705628</text:p>
          </table:table-cell>
          <table:table-cell table:style-name="ce50" office:value-type="string">
            <text:p>Մարինե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2" office:value-type="float" office:value="359.090909090909">
            <text:p>359.0909090909</text:p>
          </table:table-cell>
          <table:table-cell table:style-name="ce2" table:formula="of:=[.F3]/18" office:value-type="float" office:value="0">
            <text:p>0</text:p>
          </table:table-cell>
          <table:table-cell/>
          <table:table-cell table:formula="of:=SUM([.D28])" office:value-type="float" office:value="659.090909090909">
            <text:p>659.0909090909</text:p>
          </table:table-cell>
          <table:table-cell table:style-name="ce55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28:.F28])" office:value-type="float" office:value="1765.29961266803">
            <text:p>1765.299612668</text:p>
          </table:table-cell>
          <table:table-cell office:value-type="string">
            <text:p>Նաիրա</text:p>
          </table:table-cell>
          <table:table-cell table:style-name="Default" office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765.29961266803">
            <text:p>1765.299612668</text:p>
          </table:table-cell>
          <table:table-cell office:value-type="string">
            <text:p>Թամարա</text:p>
          </table:table-cell>
          <table:table-cell table:style-name="Default" office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37300">
            <text:p>37300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35" office:value-type="float" office:value="28450">
            <text:p>284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2/11/2016</text:date>, <text:time>10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1T10:17:09</dc:date>
    <meta:editing-duration>P4DT11H56M27S</meta:editing-duration>
    <meta:editing-cycles>1800</meta:editing-cycles>
    <meta:generator>OpenOffice/4.1.1$Unix OpenOffice.org_project/411m6$Build-9775</meta:generator>
    <dc:creator>Hasmik Dabaghyan</dc:creator>
    <meta:document-statistic meta:table-count="11" meta:cell-count="4301" meta:object-count="0"/>
  </office:meta>
</office:document-meta>
</file>